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ents Entity </text:p>
          </table:table-cell>
          <table:table-cell table:number-columns-repeated="7"/>
          <table:table-cell table:style-name="ce1" office:value-type="string" calcext:value-type="string">
            <text:p>Instructor Entity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ID(primary key)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.O.B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Address</text:p>
          </table:table-cell>
          <table:table-cell table:number-columns-repeated="2"/>
          <table:table-cell table:style-name="ce1" office:value-type="string" calcext:value-type="string">
            <text:p>Instructor ID(primary key)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urse</text:p>
          </table:table-cell>
          <table:table-cell table:number-columns-repeated="1013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ri</text:p>
          </table:table-cell>
          <table:table-cell table:style-name="ce1" office:value-type="string" calcext:value-type="string">
            <text:p>a@gmail.com</text:p>
          </table:table-cell>
          <table:table-cell table:style-name="ce2" office:value-type="date" office:date-value="2001-04-11" calcext:value-type="date">
            <text:p>11/4/200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vindh</text:p>
          </table:table-cell>
          <table:table-cell table:style-name="ce1" office:value-type="string" calcext:value-type="string">
            <text:p>ML</text:p>
          </table:table-cell>
          <table:table-cell table:number-columns-repeated="1013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b@gmail.com</text:p>
          </table:table-cell>
          <table:table-cell table:style-name="ce2" office:value-type="date" office:date-value="2001-04-12" calcext:value-type="date">
            <text:p>12/4/20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a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avi</text:p>
          </table:table-cell>
          <table:table-cell table:style-name="ce1" office:value-type="string" calcext:value-type="string">
            <text:p>DL</text:p>
          </table:table-cell>
          <table:table-cell table:number-columns-repeated="1013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veen</text:p>
          </table:table-cell>
          <table:table-cell table:style-name="ce1" office:value-type="string" calcext:value-type="string">
            <text:p>c@gmail.com</text:p>
          </table:table-cell>
          <table:table-cell table:style-name="ce2" office:value-type="date" office:date-value="2001-04-13" calcext:value-type="date">
            <text:p>13/4/200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aaa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alu</text:p>
          </table:table-cell>
          <table:table-cell table:style-name="ce1" office:value-type="string" calcext:value-type="string">
            <text:p>AI</text:p>
          </table:table-cell>
          <table:table-cell table:number-columns-repeated="1013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aghu</text:p>
          </table:table-cell>
          <table:table-cell table:style-name="ce1" office:value-type="string" calcext:value-type="string">
            <text:p>d@gmail.com</text:p>
          </table:table-cell>
          <table:table-cell table:style-name="ce2" office:value-type="date" office:date-value="2001-04-14" calcext:value-type="date">
            <text:p>14/4/200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aaa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aru</text:p>
          </table:table-cell>
          <table:table-cell table:style-name="ce1" office:value-type="string" calcext:value-type="string">
            <text:p>Full stack</text:p>
          </table:table-cell>
          <table:table-cell table:number-columns-repeated="1013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kthisri</text:p>
          </table:table-cell>
          <table:table-cell table:style-name="ce1" office:value-type="string" calcext:value-type="string">
            <text:p>e@gmail.com</text:p>
          </table:table-cell>
          <table:table-cell table:style-name="ce2" office:value-type="date" office:date-value="2001-04-15" calcext:value-type="date">
            <text:p>15/4/200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bbb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viky</text:p>
          </table:table-cell>
          <table:table-cell table:style-name="ce1" office:value-type="string" calcext:value-type="string">
            <text:p>ML</text:p>
          </table:table-cell>
          <table:table-cell table:number-columns-repeated="1013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alini</text:p>
          </table:table-cell>
          <table:table-cell table:style-name="ce1" office:value-type="string" calcext:value-type="string">
            <text:p>f@gmail.com</text:p>
          </table:table-cell>
          <table:table-cell table:style-name="ce2" office:value-type="date" office:date-value="2001-04-16" calcext:value-type="date">
            <text:p>16/4/200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dd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al</text:p>
          </table:table-cell>
          <table:table-cell table:style-name="ce1" office:value-type="string" calcext:value-type="string">
            <text:p>DL</text:p>
          </table:table-cell>
          <table:table-cell table:number-columns-repeated="1013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viky</text:p>
          </table:table-cell>
          <table:table-cell table:style-name="ce1" office:value-type="string" calcext:value-type="string">
            <text:p>g@gmail.com</text:p>
          </table:table-cell>
          <table:table-cell table:style-name="ce2" office:value-type="date" office:date-value="2001-04-17" calcext:value-type="date">
            <text:p>17/4/200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Asss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l</text:p>
          </table:table-cell>
          <table:table-cell table:style-name="ce1" office:value-type="string" calcext:value-type="string">
            <text:p>AI</text:p>
          </table:table-cell>
          <table:table-cell table:number-columns-repeated="1013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aravanan</text:p>
          </table:table-cell>
          <table:table-cell table:style-name="ce1" office:value-type="string" calcext:value-type="string">
            <text:p>i@gmail.com</text:p>
          </table:table-cell>
          <table:table-cell table:style-name="ce2" office:value-type="date" office:date-value="2001-04-18" calcext:value-type="date">
            <text:p>18/4/200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ss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ri</text:p>
          </table:table-cell>
          <table:table-cell table:style-name="ce1" office:value-type="string" calcext:value-type="string">
            <text:p>ML</text:p>
          </table:table-cell>
          <table:table-cell table:number-columns-repeated="1013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lva</text:p>
          </table:table-cell>
          <table:table-cell table:style-name="ce1" office:value-type="string" calcext:value-type="string">
            <text:p>j@gmail.com</text:p>
          </table:table-cell>
          <table:table-cell table:style-name="ce2" office:value-type="date" office:date-value="2001-04-19" calcext:value-type="date">
            <text:p>19/4/200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sss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DL</text:p>
          </table:table-cell>
          <table:table-cell table:number-columns-repeated="1013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ithika</text:p>
          </table:table-cell>
          <table:table-cell table:style-name="ce1" office:value-type="string" calcext:value-type="string">
            <text:p>k@gmail.com</text:p>
          </table:table-cell>
          <table:table-cell table:style-name="ce2" office:value-type="date" office:date-value="2001-04-20" calcext:value-type="date">
            <text:p>20/4/200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sss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erl</text:p>
          </table:table-cell>
          <table:table-cell table:style-name="ce1" office:value-type="string" calcext:value-type="string">
            <text:p>AI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Class Entity</text:p>
          </table:table-cell>
          <table:table-cell table:number-columns-repeated="9"/>
          <table:table-cell table:style-name="ce1" office:value-type="string" calcext:value-type="string">
            <text:p>Enrollment Entity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ID(primary key)</text:p>
          </table:table-cell>
          <table:table-cell table:style-name="ce1" office:value-type="string" calcext:value-type="string">
            <text:p>course na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Instructor ID(Foriegn key)</text:p>
          </table:table-cell>
          <table:table-cell/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Capasity</text:p>
          </table:table-cell>
          <table:table-cell/>
          <table:table-cell table:style-name="ce1" office:value-type="string" calcext:value-type="string">
            <text:p>Enrollment ID(FORIEGN KEY</text:p>
          </table:table-cell>
          <table:table-cell/>
          <table:table-cell table:style-name="ce1" office:value-type="string" calcext:value-type="string">
            <text:p>Class ID(Foriegn key)</text:p>
          </table:table-cell>
          <table:table-cell/>
          <table:table-cell table:style-name="ce1" office:value-type="string" calcext:value-type="string">
            <text:p>Date </text:p>
          </table:table-cell>
          <table:table-cell table:number-columns-repeated="1010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1" calcext:value-type="date">
            <text:p>11/10/202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2" calcext:value-type="date">
            <text:p>12/10/202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I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3" calcext:value-type="date">
            <text:p>13/10/2023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Full stack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4" calcext:value-type="date">
            <text:p>14/10/2023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5" calcext:value-type="date">
            <text:p>15/10/202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6" calcext:value-type="date">
            <text:p>16/10/2023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I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7" calcext:value-type="date">
            <text:p>17/10/202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8" calcext:value-type="date">
            <text:p>18/10/2023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DL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19" calcext:value-type="date">
            <text:p>19/10/2023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I</text:p>
          </table:table-cell>
          <table:table-cell table:style-name="ce2" office:value-type="date" office:date-value="2023-04-11" calcext:value-type="date">
            <text:p>11/4/2023</text:p>
          </table:table-cell>
          <table:table-cell table:style-name="ce2" office:value-type="date" office:date-value="2023-10-20" calcext:value-type="date">
            <text:p>20/10/202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2" office:value-type="date" office:date-value="2023-09-10" calcext:value-type="date">
            <text:p>10/9/2023</text:p>
          </table:table-cell>
          <table:table-cell table:number-columns-repeated="101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" meta:object-count="0"/>
    <meta:generator>LibreOfficeDev/6.0.5.2$Linux_X86_64 LibreOffice_project/</meta:generator>
  </office:meta>
</office:document-meta>
</file>